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T1" style:family="text">
      <style:text-properties fo:font-style="" fo:font-weight="bold" style:text-underline-style="solid" style:text-underline-type="single"/>
    </style:style>
    <style:style style:name="P2" style:family="paragraph">
      <style:text-properties fo:color="#000000" fo:font-family="Sans Serif" fo:font-size="12.000000000000000pt"/>
    </style:style>
    <style:style style:name="T2" style:family="text">
      <style:text-properties fo:font-size="10.000000000000000pt"/>
    </style:style>
    <style:style style:name="P3" style:family="paragraph">
      <style:text-properties fo:color="#000000" fo:font-family="Sans Serif" fo:font-size="10.000000000000000pt"/>
    </style:style>
    <style:style style:name="T3" style:family="text">
      <style:text-properties fo:font-weight="bold"/>
    </style:style>
    <style:style style:name="P4" style:family="paragraph">
      <style:paragraph-properties fo:break-before="page"/>
      <style:text-properties fo:color="#000000" fo:font-family="Sans Serif" fo:font-size="12.000000000000000pt"/>
    </style:style>
    <style:style style:name="T4" style:family="text">
      <style:text-properties fo:font-weight="bold" style:text-underline-style="solid" style:text-underline-type="single"/>
    </style:style>
    <style:style style:name="T5" style:family="text">
      <style:text-properties fo:font-family="dejavu sans mono" fo:font-size="8.000000000000000pt"/>
    </style:style>
    <style:style style:name="P5" style:family="paragraph">
      <style:text-properties fo:color="#000000" fo:font-family="dejavu sans mono" fo:font-size="8.000000000000000pt"/>
    </style:style>
    <style:style style:name="T6" style:family="text">
      <style:text-properties fo:font-family="Sans Serif" fo:font-size="12.000000000000000pt"/>
    </style:style>
  </office:automatic-styles>
  <office:body>
    <office:text>
      <text:tracked-changes/>
      <text:page-sequence>
        <text:page text:master-page-name="Standard1"/>
        <text:page text:master-page-name="Standard1"/>
        <text:page text:master-page-name="Standard1"/>
        <text:page text:master-page-name="Standard1"/>
      </text:page-sequence>
      <text:p text:style-name="P1"><text:span text:style-name="T1">Structure of KOReport XML</text:span></text:p>
      <text:p text:style-name="P2"/>
      <text:p text:style-name="P2"><text:span text:style-name="T2">KOReport provides an XML string which can be embedded inside another file. This is to allow the parent application to supply the data for the report seperatley from KOReport itself.</text:span></text:p>
      <text:p text:style-name="P3"/>
      <text:p text:style-name="P3">The Kexi report plugin embeds the KOReport XML inside its own format, consisting of a root &lt;kexireport&gt; element, a &lt;report:content&gt; element from koreport and a &lt;connection&gt; element that describes the data for the report.</text:p>
      <text:p text:style-name="P3"/>
      <text:p text:style-name="P3"><text:span text:style-name="T3">Child elements of &lt;report:content&gt;</text:span></text:p>
      <text:p text:style-name="P3"/>
      <text:p text:style-name="P3">&lt;report:content&gt; contains top level parameters for the report describing the page setup, title and scripting. It also contains a &lt;report:body&gt; which describes the actual report structure.</text:p>
      <text:p text:style-name="P3"/>
      <text:p text:style-name="P3"><text:span text:style-name="T3">&lt;report:title&gt;</text:span><text:s/>contains the human readable title for the report.</text:p>
      <text:p text:style-name="P3">Attributes: None</text:p>
      <text:p text:style-name="P3"/>
      <text:p text:style-name="P3"><text:span text:style-name="T3">&lt;report:script&gt;</text:span><text:s/>contains the name of a script file that the parent program supplies. The script is executed whren the report is rendered.</text:p>
      <text:p text:style-name="P3">Attributes:</text:p>
      <text:p text:style-name="P3">report:script-interpreter : the interpreter used to execute the script, comes from Kross</text:p>
      <text:p text:style-name="P3"/>
      <text:p text:style-name="P3"><text:span text:style-name="T3">&lt;report:grid&gt;</text:span><text:s/>contains attributes describing how the grid is rendered in the report designer</text:p>
      <text:p text:style-name="P3">Attributes:</text:p>
      <text:p text:style-name="P3">report:grid-visible: <text:tab/>boolean describing whether or not the grid is displayed.</text:p>
      <text:p text:style-name="P3">report:grid-divisions: <text:tab/>integer number of minor divisions displayed in the grid.</text:p>
      <text:p text:style-name="P3">report:grid-snap: <text:tab/><text:tab/>boolean describing whether or not thegrid snapping is enabled</text:p>
      <text:p text:style-name="P3">report:page-units: <text:tab/>2 character string of the unit used (cm/pt/mm/in...) from kounit.</text:p>
      <text:p text:style-name="P3"/>
      <text:p text:style-name="P3"><text:span text:style-name="T3">&lt;report:page-style&gt;</text:span><text:s/>contains the type of page used for the rendered report, options are 'predefined', 'custom' or 'label' and depending on the option used, certain attributes are used,</text:p>
      <text:p text:style-name="P3">Attributes:</text:p>
      <text:p text:style-name="P3">report:margin-top: <text:tab/>double value of top margin in points.</text:p>
      <text:p text:style-name="P3">report:margin-bottom: <text:tab/>double value of bottom margin in points.</text:p>
      <text:p text:style-name="P3">report:margin-left: <text:tab/>double value of left margin in points.</text:p>
      <text:p text:style-name="P3">report:margin-right: <text:tab/>double value of right margin in points.</text:p>
      <text:p text:style-name="P3">report:print-orientation: string of either 'portrait' or 'landscape'</text:p>
      <text:p text:style-name="P3">report:page-size:<text:tab/><text:tab/>string value of a predefined page size such as A4/Letter</text:p>
      <text:p text:style-name="P3"/>
      <text:p text:style-name="P3"><text:span text:style-name="T3">&lt;report-body&gt;</text:span><text:s/>contains the actual report structure, split into sections, and a detail. There can be between 0 and 12 sections, and a single detail.</text:p>
      <text:p text:style-name="P3"/>
      <text:p text:style-name="P3"><text:span text:style-name="T3">&lt;report:section&gt;</text:span><text:s/>is a container for report elements (labels/fields etc).</text:p>
      <text:p text:style-name="P3">Attributes:</text:p>
      <text:p text:style-name="P3">report:section type:<text:tab/>describes where the sections appears on a report, possible values are:</text:p>
      <text:p text:style-name="P3">header-page-first<text:tab/><text:tab/>The header which would appear on the first page of the report. Overides any other page header defined on the first page.</text:p>
      <text:p text:style-name="P3">header-page-last<text:tab/><text:tab/>The header which would appear on the last page of the report. Overides any other page header defined on the last page.</text:p>
      <text:p text:style-name="P3">header-page-odd<text:tab/><text:tab/>The page header used on odd pages</text:p>
      <text:p text:style-name="P3">header-page-even<text:tab/>The page header used on even pages</text:p>
      <text:p text:style-name="P3">header-page-any<text:tab/><text:tab/>If no other header is defined then the 'any' header is used</text:p>
      <text:p text:style-name="P3">footer-page-first<text:tab/><text:tab/>As above for the page footer</text:p>
      <text:p text:style-name="P3">footer-page-last<text:tab/><text:tab/>As above for the page footer</text:p>
      <text:p text:style-name="P3">footer-page-odd<text:tab/><text:tab/>As above for the page footer</text:p>
      <text:p text:style-name="P3">footer-page-even<text:tab/><text:tab/>As above for the page footer</text:p>
      <text:p text:style-name="P3">footer-page-any<text:tab/><text:tab/>As above for the page footer</text:p>
      <text:p text:style-name="P3">header-report<text:tab/><text:tab/>Appears once at the beginning of the report, after the page header</text:p>
      <text:p text:style-name="P3">footer-report<text:tab/><text:tab/>Appears once at the end of the report, after any data, before the page footer.</text:p>
      <text:p text:style-name="P3">header-group<text:tab/><text:tab/>Appears at the beginning of a group section</text:p>
      <text:p text:style-name="P3">footer-group<text:tab/><text:tab/>Appears after a group section</text:p>
      <text:p text:style-name="P3">detail<text:tab/><text:tab/><text:tab/><text:tab/>Represents the detail of the report</text:p>
      <text:p text:style-name="P3">report:height<text:tab/><text:tab/>Double value of the section height in points</text:p>
      <text:p text:style-name="P3">report:background-color: String value in the form '#XXXXXX' describing the color of the section background.</text:p>
      <text:p text:style-name="P3"/>
      <text:p text:style-name="P3"><text:span text:style-name="T3">&lt;report:detail&gt;</text:span><text:s/>contains a single &lt;report:section&gt; of type 'detail', and 0 or many &lt;report:group&gt; sections.</text:p>
      <text:p text:style-name="P3"><text:tab/></text:p>
      <text:p text:style-name="P3"/>
      <text:p text:style-name="P3"/>
      <text:p text:style-name="P4"><text:span text:style-name="T4">Appendix 1 - Example file from kexi</text:span></text:p>
      <text:p text:style-name="P2"/>
      <text:p text:style-name="P2"><text:span text:style-name="T5">&lt;kexireport&gt;<text:s text:c="114"/></text:span></text:p>
      <text:p text:style-name="P5"><text:s/>&lt;report:content xmlns:report="http://kexi-project.org/report/2.0"&gt;<text:s text:c="59"/></text:p>
      <text:p text:style-name="P5"><text:s text:c="2"/>&lt;report:title&gt;Report&lt;/report:title&gt;<text:s text:c="89"/></text:p>
      <text:p text:style-name="P5"><text:s text:c="2"/>&lt;report:script report:script-interpreter="javascript"&gt;&lt;/report:script&gt;<text:s text:c="54"/></text:p>
      <text:p text:style-name="P5"><text:s text:c="2"/>&lt;report:grid report:grid-divisions="4" report:grid-snap="1" report:page-unit="cm" report:grid-visible="1"/&gt;<text:s text:c="17"/></text:p>
      <text:p text:style-name="P5"><text:s text:c="2"/>&lt;report:page-style report:margin-right="28.3465058" report:print-orientation="portrait" report:margin-bottom="28.3465058" report:margin-top="28.3465058" report:page-size="A4"&gt;predefined&lt;/report:page-style&gt;<text:s text:c="45"/></text:p>
      <text:p text:style-name="P5"><text:s text:c="2"/>&lt;report:body&gt;<text:s text:c="111"/></text:p>
      <text:p text:style-name="P5"><text:s text:c="3"/>&lt;report:section report:height="28.3465" report:background-color="#ffffff" report:section-type="header-page-any"&gt;<text:s text:c="11"/></text:p>
      <text:p text:style-name="P5"><text:s text:c="4"/>&lt;report:label report:horizontal-alignment="left" report:name="Label1" report:vertical-alignemnt="" report:zvalue="0" report:caption="Page Header Any"&gt;<text:s text:c="98"/></text:p>
      <text:p text:style-name="P5"><text:s text:c="5"/>&lt;report:rect report:x="7.08663" report:y="7.08663" report:width="106.299" report:height="12"/&gt;<text:s text:c="27"/></text:p>
      <text:p text:style-name="P5"><text:s text:c="5"/>&lt;report:text-style report:foreground-color="#000000" report:background-opacity="255" report:background-color="#ffffff" report:qtfont="DejaVu Sans,9,-1,5,50,0,0,0,0,0"/&gt;<text:s text:c="79"/></text:p>
      <text:p text:style-name="P5"><text:s text:c="5"/>&lt;report:line-style report:line-style="nopen" report:line-weight="0" report:line-color="#000000"/&gt;<text:s text:c="24"/></text:p>
      <text:p text:style-name="P5"><text:s text:c="4"/>&lt;/report:label&gt;<text:s text:c="107"/></text:p>
      <text:p text:style-name="P5"><text:s text:c="3"/>&lt;/report:section&gt;<text:s text:c="106"/></text:p>
      <text:p text:style-name="P5"><text:s text:c="3"/>&lt;report:section report:height="28.3465" report:background-color="#ffffff" report:section-type="header-report"&gt;<text:s text:c="13"/></text:p>
      <text:p text:style-name="P5"><text:s text:c="4"/>&lt;report:label report:horizontal-alignment="left" report:name="Label5" report:vertical-alignemnt="" report:zvalue="0" report:caption="Report Header"&gt;<text:s text:c="100"/></text:p>
      <text:p text:style-name="P5"><text:s text:c="5"/>&lt;report:rect report:x="7.08663" report:y="7.08663" report:width="106.299" report:height="12"/&gt;<text:s text:c="27"/></text:p>
      <text:p text:style-name="P5"><text:s text:c="5"/>&lt;report:text-style report:foreground-color="#000000" report:background-opacity="255" report:background-color="#ffffff" report:qtfont="DejaVu Sans,9,-1,5,50,0,0,0,0,0"/&gt;<text:s text:c="79"/></text:p>
      <text:p text:style-name="P5"><text:s text:c="5"/>&lt;report:line-style report:line-style="nopen" report:line-weight="0" report:line-color="#000000"/&gt;<text:s text:c="24"/></text:p>
      <text:p text:style-name="P5"><text:s text:c="4"/>&lt;/report:label&gt;<text:s text:c="107"/></text:p>
      <text:p text:style-name="P5"><text:s text:c="3"/>&lt;/report:section&gt;<text:s text:c="106"/></text:p>
      <text:p text:style-name="P5"><text:s text:c="3"/>&lt;report:section report:height="28.3465" report:background-color="#ffffff" report:section-type="footer-report"&gt;<text:s text:c="13"/></text:p>
      <text:p text:style-name="P5"><text:s text:c="4"/>&lt;report:label report:horizontal-alignment="left" report:name="Label6" report:vertical-alignemnt="" report:zvalue="0" report:caption="Report Footer"&gt;<text:s text:c="100"/></text:p>
      <text:p text:style-name="P5"><text:s text:c="5"/>&lt;report:rect report:x="7.08663" report:y="7.08663" report:width="106.299" report:height="12"/&gt;<text:s text:c="27"/></text:p>
      <text:p text:style-name="P5"><text:s text:c="5"/>&lt;report:text-style report:foreground-color="#000000" report:background-opacity="255" report:background-color="#ffffff" report:qtfont="DejaVu Sans,9,-1,5,50,0,0,0,0,0"/&gt;<text:s text:c="79"/></text:p>
      <text:p text:style-name="P5"><text:s text:c="5"/>&lt;report:line-style report:line-style="nopen" report:line-weight="0" report:line-color="#000000"/&gt;<text:s text:c="24"/></text:p>
      <text:p text:style-name="P5"><text:s text:c="4"/>&lt;/report:label&gt;<text:s text:c="107"/></text:p>
      <text:p text:style-name="P5"><text:s text:c="3"/>&lt;/report:section&gt;<text:s text:c="106"/></text:p>
      <text:p text:style-name="P5"><text:s text:c="3"/>&lt;report:section report:height="28.3465" report:background-color="#ffffff" report:section-type="footer-page-any"&gt;<text:s text:c="11"/></text:p>
      <text:p text:style-name="P5"><text:s text:c="4"/>&lt;report:label report:horizontal-alignment="left" report:name="Label7" report:vertical-alignemnt="" report:zvalue="0" report:caption="Page Footer Any"&gt;<text:s text:c="98"/></text:p>
      <text:p text:style-name="P5"><text:s text:c="5"/>&lt;report:rect report:x="7.08663" report:y="7.08663" report:width="106.299" report:height="12"/&gt;<text:s text:c="27"/></text:p>
      <text:p text:style-name="P5"><text:s text:c="5"/>&lt;report:text-style report:foreground-color="#000000" report:background-opacity="255" report:background-color="#ffffff" report:qtfont="DejaVu Sans,9,-1,5,50,0,0,0,0,0"/&gt;<text:s text:c="79"/></text:p>
      <text:p text:style-name="P5"><text:s text:c="5"/>&lt;report:line-style report:line-style="nopen" report:line-weight="0" report:line-color="#000000"/&gt;<text:s text:c="24"/></text:p>
      <text:p text:style-name="P5"><text:s text:c="4"/>&lt;/report:label&gt;<text:s text:c="107"/></text:p>
      <text:p text:style-name="P5"><text:s text:c="3"/>&lt;/report:section&gt;<text:s text:c="106"/></text:p>
      <text:p text:style-name="P5"><text:s text:c="3"/>&lt;report:detail&gt;<text:s text:c="108"/></text:p>
      <text:p text:style-name="P5"><text:s text:c="4"/>&lt;report:section report:height="28.3465" report:background-color="#ffffff" report:section-type="detail"&gt;<text:s text:c="19"/></text:p>
      <text:p text:style-name="P5"><text:s text:c="5"/>&lt;report:field report:name="Field2" report:vertical-alignment="center" report:control-source="id" report:zvalue="0" report:horizontal-alignemnt=""&gt;<text:s text:c="101"/></text:p>
      <text:p text:style-name="P5"><text:s text:c="6"/>&lt;report:rect report:x="99.2128" report:y="7.08663" report:width="25.5" report:height="12"/&gt;<text:s text:c="29"/></text:p>
      <text:p text:style-name="P5"><text:s text:c="6"/>&lt;report:text-style report:foreground-color="#000000" report:background-opacity="255" report:background-color="#00ff00" report:qtfont="DejaVu Sans,9,-1,5,50,0,0,0,0,0"/&gt;<text:s text:c="78"/></text:p>
      <text:p text:style-name="P5"><text:s text:c="6"/>&lt;report:line-style report:line-style="nopen" report:line-weight="0" report:line-color="#000000"/&gt;<text:s text:c="23"/></text:p>
      <text:p text:style-name="P5"><text:s text:c="5"/>&lt;/report:field&gt;<text:s text:c="106"/></text:p>
      <text:p text:style-name="P5"><text:s text:c="5"/>&lt;report:field report:name="Field3" report:vertical-alignment="center" report:control-source="town" report:zvalue="0" report:horizontal-alignemnt=""&gt;<text:s text:c="99"/></text:p>
      <text:p text:style-name="P5"><text:s text:c="6"/>&lt;report:rect report:x="134.646" report:y="7.08663" report:width="49.6064" report:height="12"/&gt;<text:s text:c="26"/></text:p>
      <text:p text:style-name="P5"><text:s text:c="6"/>&lt;report:text-style report:foreground-color="#ffffff" report:background-opacity="255" report:background-color="#ff00ff" report:qtfont="DejaVu Sans,9,-1,5,50,0,0,0,0,0"/&gt;<text:s text:c="78"/></text:p>
      <text:p text:style-name="P5"><text:s text:c="6"/>&lt;report:line-style report:line-style="solid" report:line-weight="1" report:line-color="#000000"/&gt;<text:s text:c="23"/></text:p>
      <text:p text:style-name="P5"><text:s text:c="5"/>&lt;/report:field&gt;<text:s text:c="106"/></text:p>
      <text:p text:style-name="P5"><text:s text:c="5"/>&lt;report:field report:name="Field4" report:vertical-alignment="center" report:control-source="county" report:zvalue="0" report:horizontal-alignemnt=""&gt;<text:s text:c="97"/></text:p>
      <text:p text:style-name="P5"><text:s text:c="6"/>&lt;report:rect report:x="191.339" report:y="7.08663" report:width="56.693" report:height="12"/&gt;<text:s text:c="27"/></text:p>
      <text:p text:style-name="P5"><text:s text:c="6"/>&lt;report:text-style report:foreground-color="#000000" report:background-opacity="255" report:background-color="#ffffff" report:qtfont="DejaVu Sans,9,-1,5,50,0,0,0,0,0"/&gt;<text:s text:c="78"/></text:p>
      <text:p text:style-name="P5"><text:s text:c="6"/>&lt;report:line-style report:line-style="nopen" report:line-weight="0" report:line-color="#000000"/&gt;<text:s text:c="23"/></text:p>
      <text:p text:style-name="P5"><text:s text:c="5"/>&lt;/report:field&gt;<text:s text:c="106"/></text:p>
      <text:p text:style-name="P5"><text:s text:c="5"/>&lt;report:field report:name="Field5" report:vertical-alignment="center" report:control-source="country" report:zvalue="0" report:horizontal-alignemnt=""&gt;<text:s text:c="96"/></text:p>
      <text:p text:style-name="P5"><text:s text:c="6"/>&lt;report:rect report:x="255.119" report:y="7.08663" report:width="49.6064" report:height="12"/&gt;<text:s text:c="26"/></text:p>
      <text:p text:style-name="P5"><text:s text:c="6"/>&lt;report:text-style report:foreground-color="#000000" report:background-opacity="255" report:background-color="#ffffff" report:qtfont="DejaVu Sans,9,-1,5,50,0,0,0,0,0"/&gt;<text:s text:c="78"/></text:p>
      <text:p text:style-name="P5"><text:s text:c="6"/>&lt;report:line-style report:line-style="nopen" report:line-weight="0" report:line-color="#000000"/&gt;<text:s text:c="23"/></text:p>
      <text:p text:style-name="P5"><text:s text:c="5"/>&lt;/report:field&gt;<text:s text:c="106"/></text:p>
      <text:p text:style-name="P5"><text:s text:c="4"/>&lt;/report:section&gt;<text:s text:c="105"/></text:p>
      <text:p text:style-name="P5"><text:s text:c="3"/>&lt;/report:detail&gt;<text:s text:c="107"/></text:p>
      <text:p text:style-name="P5"><text:s text:c="2"/>&lt;/report:body&gt;<text:s text:c="110"/></text:p>
      <text:p text:style-name="P5"><text:s/>&lt;/report:content&gt;<text:s text:c="108"/></text:p>
      <text:p text:style-name="P5"><text:s/>&lt;connection type="internal" source="addresses"/&gt;<text:s text:c="77"/></text:p>
      <text:p text:style-name="P5">&lt;/kexireport&gt;<text:s/><text:span text:style-name="T6">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 Alpha 1</meta:generator>
    <dc:title/>
    <meta:initial-creator>Unknown</meta:initial-creator>
    <meta:editing-cycles>1</meta:editing-cycles>
    <dc:date>2009-12-17T19:58:26</dc:date>
    <meta:creation-date>2008-08-22T11:41:04</meta:creation-date>
    <dc:creator>Adam Pigg</dc:creator>
  </office:meta>
</office:document-meta>
</file>